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1.344cm" style:rel-column-width="3678*"/>
    </style:style>
    <style:style style:name="Table1.B" style:family="table-column">
      <style:table-column-properties style:column-width="1.854cm" style:rel-column-width="5073*"/>
    </style:style>
    <style:style style:name="Table1.C" style:family="table-column">
      <style:table-column-properties style:column-width="3.822cm" style:rel-column-width="10461*"/>
    </style:style>
    <style:style style:name="Table1.D" style:family="table-column">
      <style:table-column-properties style:column-width="3.939cm" style:rel-column-width="10780*"/>
    </style:style>
    <style:style style:name="Table1.E" style:family="table-column">
      <style:table-column-properties style:column-width="3.263cm" style:rel-column-width="8931*"/>
    </style:style>
    <style:style style:name="Table1.F" style:family="table-column">
      <style:table-column-properties style:column-width="1.741cm" style:rel-column-width="4764*"/>
    </style:style>
    <style:style style:name="Table1.G" style:family="table-column">
      <style:table-column-properties style:column-width="7.983cm" style:rel-column-width="2184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1">S 192 Software Engineering II</text:span></text:p>
      <text:p text:style-name="P3">Implementation Plan and Accountability Report</text:p>
      <text:p text:style-name="P3"/>
      <text:p text:style-name="P3">Developer’s Group Name: DEL-TA</text:p>
      <text:p text:style-name="P3">Project Name: ISKOins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Sprint No.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Activity</text:p>
          </table:table-cell>
          <table:table-cell table:style-name="Table1.A1" office:value-type="string">
            <text:p text:style-name="P7">Accountability</text:p>
            <text:p text:style-name="P7">(Name of Person)</text:p>
          </table:table-cell>
          <table:table-cell table:style-name="Table1.A1" office:value-type="string">
            <text:p text:style-name="P7">Output</text:p>
          </table:table-cell>
          <table:table-cell table:style-name="Table1.A1" office:value-type="string">
            <text:p text:style-name="P7">Done</text:p>
            <text:p text:style-name="P7">(Y/N)</text:p>
          </table:table-cell>
          <table:table-cell table:style-name="Table1.G1" office:value-type="string">
            <text:p text:style-name="P7">Remarks</text:p>
          </table:table-cell>
        </table:table-row>
        <table:table-row>
          <table:table-cell table:style-name="Table1.A2" table:number-rows-spanned="8" office:value-type="string">
            <text:p text:style-name="P5">1</text:p>
          </table:table-cell>
          <table:table-cell table:style-name="Table1.B2" office:value-type="date" office:date-value="2017-02-06">
            <text:p text:style-name="P5">02/06/17</text:p>
          </table:table-cell>
          <table:table-cell table:style-name="Table1.C2" office:value-type="string">
            <text:p text:style-name="P5">Plan and prepare Sprint Review Checklist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Implementation Plan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2-14">
            <text:p text:style-name="P5">02/14/17</text:p>
          </table:table-cell>
          <table:table-cell table:style-name="Table1.C2" office:value-type="string">
            <text:p text:style-name="P5">Code [<text:span text:style-name="T2">add expense details functionality</text:span>]</text:p>
            <text:p text:style-name="P5"/>
            <text:p text:style-name="P5">Code [<text:span text:style-name="T2">check input validity</text:span><text:span text:style-name="T3">]</text:span></text:p>
            <text:p text:style-name="P5"/>
          </table:table-cell>
          <table:table-cell table:style-name="Table1.C2" office:value-type="string">
            <text:p text:style-name="P5">Lois Alexis M. Velasco</text:p>
            <text:p text:style-name="P5"/>
            <text:p text:style-name="P5"/>
            <text:p text:style-name="P5">Deanne Faye C. Caingat</text:p>
          </table:table-cell>
          <table:table-cell table:style-name="Table1.C2" office:value-type="string">
            <text:p text:style-name="P5">Source Code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2-14">
            <text:p text:style-name="P5">02/14/17</text:p>
          </table:table-cell>
          <table:table-cell table:style-name="Table1.C2" office:value-type="string">
            <text:p text:style-name="P5">Test [<text:span text:style-name="T2">add expense details functionality</text:span>]</text:p>
            <text:p text:style-name="P5"/>
            <text:p text:style-name="P5">Test [<text:span text:style-name="T2">check input validity</text:span><text:span text:style-name="T3">]</text:span></text:p>
            <text:p text:style-name="P5"/>
          </table:table-cell>
          <table:table-cell table:style-name="Table1.C2" office:value-type="string">
            <text:p text:style-name="P5">Deanne Faye C. Caingat</text:p>
            <text:p text:style-name="P5"/>
            <text:p text:style-name="P5"/>
            <text:p text:style-name="P5">Lois Alexis M. Velasco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2-15">
            <text:p text:style-name="P5">02/15/17</text:p>
          </table:table-cell>
          <table:table-cell table:style-name="Table1.C2" office:value-type="string">
            <text:p text:style-name="P5">Code review [<text:span text:style-name="T2">add expense details functionality</text:span>]</text:p>
            <text:p text:style-name="P5"/>
            <text:p text:style-name="P6">Code review [<text:span text:style-name="T2">check input validity</text:span><text:span text:style-name="T3">]</text:span></text:p>
            <text:p text:style-name="P5"/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Code Review Resul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5">[02/15/17]</text:p>
          </table:table-cell>
          <table:table-cell table:style-name="Table1.C2" office:value-type="string">
            <text:p text:style-name="P5">Debugging </text:p>
          </table:table-cell>
          <table:table-cell table:style-name="Table1.C2" office:value-type="string">
            <text:p text:style-name="P5">Deanne/Lois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5">[02/15/17]</text:p>
          </table:table-cell>
          <table:table-cell table:style-name="Table1.C2" office:value-type="string">
            <text:p text:style-name="P5">Retesting</text:p>
          </table:table-cell>
          <table:table-cell table:style-name="Table1.C2" office:value-type="string">
            <text:p text:style-name="P5">Deanne/Lois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2-16">
            <text:p text:style-name="P5">02/16/17</text:p>
          </table:table-cell>
          <table:table-cell table:style-name="Table1.C2" office:value-type="string">
            <text:p text:style-name="P5">Sprint Review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Sprint Review Documen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2-16">
            <text:p text:style-name="P5">02/16/17</text:p>
          </table:table-cell>
          <table:table-cell table:style-name="Table1.C2" office:value-type="string">
            <text:p text:style-name="P5">Sprint Retrospect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Sprint Retrospect Documen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>Link to Sprint Release Codes in GitHub</text:p>
          </table:table-cell>
        </table:table-row>
      </table:table>
      <text:p text:style-name="P2"><office:annotation><dc:date>2015-01-27T13:39:14.67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2-18T13:21:40.44</dc:date>
    <meta:editing-duration>PT5H39M49S</meta:editing-duration>
    <meta:editing-cycles>24</meta:editing-cycles>
    <meta:generator>OpenOffice.org/3.4.1$Win32 OpenOffice.org_project/341m1$Build-9593</meta:generator>
    <meta:document-statistic meta:table-count="1" meta:image-count="0" meta:object-count="0" meta:page-count="1" meta:paragraph-count="60" meta:word-count="165" meta:character-count="1055"/>
  </office:meta>
</office:document-meta>
</file>